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564" calcext:value-type="float">
            <text:p>56.5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428" calcext:value-type="float">
            <text:p>57.1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5032" calcext:value-type="float">
            <text:p>57.0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3928" calcext:value-type="float">
            <text:p>56.5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9856" calcext:value-type="float">
            <text:p>56.7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1464" calcext:value-type="float">
            <text:p>56.6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7664" calcext:value-type="float">
            <text:p>56.7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5952" calcext:value-type="float">
            <text:p>56.7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996" calcext:value-type="float">
            <text:p>56.8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912" calcext:value-type="float">
            <text:p>56.8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1672" calcext:value-type="float">
            <text:p>56.8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092" calcext:value-type="float">
            <text:p>56.8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8728" calcext:value-type="float">
            <text:p>56.8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284" calcext:value-type="float">
            <text:p>57.0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5512" calcext:value-type="float">
            <text:p>57.0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476" calcext:value-type="float">
            <text:p>57.1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6784" calcext:value-type="float">
            <text:p>57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6136" calcext:value-type="float">
            <text:p>57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7072" calcext:value-type="float">
            <text:p>58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0896" calcext:value-type="float">
            <text:p>57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7432" calcext:value-type="float">
            <text:p>57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1816" calcext:value-type="float">
            <text:p>57.2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4008" calcext:value-type="float">
            <text:p>57.2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0208" calcext:value-type="float">
            <text:p>57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2768" calcext:value-type="float">
            <text:p>58.7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0952" calcext:value-type="float">
            <text:p>58.6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0096" calcext:value-type="float">
            <text:p>58.6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0952" calcext:value-type="float">
            <text:p>58.6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3728" calcext:value-type="float">
            <text:p>58.7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0264" calcext:value-type="float">
            <text:p>58.5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5984" calcext:value-type="float">
            <text:p>58.5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0792" calcext:value-type="float">
            <text:p>57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9344" calcext:value-type="float">
            <text:p>58.7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7904" calcext:value-type="float">
            <text:p>58.6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1224" calcext:value-type="float">
            <text:p>58.5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5816" calcext:value-type="float">
            <text:p>58.7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6088" calcext:value-type="float">
            <text:p>58.6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0264" calcext:value-type="float">
            <text:p>58.5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8176" calcext:value-type="float">
            <text:p>58.5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4648" calcext:value-type="float">
            <text:p>58.5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4048" calcext:value-type="float">
            <text:p>61.3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0584" calcext:value-type="float">
            <text:p>61.0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3488" calcext:value-type="float">
            <text:p>60.6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2544" calcext:value-type="float">
            <text:p>61.5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8936" calcext:value-type="float">
            <text:p>60.8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2608" calcext:value-type="float">
            <text:p>57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9312" calcext:value-type="float">
            <text:p>56.9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8936" calcext:value-type="float">
            <text:p>57.0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4928" calcext:value-type="float">
            <text:p>56.9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8352" calcext:value-type="float">
            <text:p>56.9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9688" calcext:value-type="float">
            <text:p>56.9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6576" calcext:value-type="float">
            <text:p>57.1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7456" calcext:value-type="float">
            <text:p>56.6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7744" calcext:value-type="float">
            <text:p>57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7256" calcext:value-type="float">
            <text:p>58.8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4376" calcext:value-type="float">
            <text:p>58.6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8984" calcext:value-type="float">
            <text:p>59.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9184" calcext:value-type="float">
            <text:p>57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4584" calcext:value-type="float">
            <text:p>58.7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1672" calcext:value-type="float">
            <text:p>56.8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5768" calcext:value-type="float">
            <text:p>56.0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0504" calcext:value-type="float">
            <text:p>56.6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9752" calcext:value-type="float">
            <text:p>56.6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1944" calcext:value-type="float">
            <text:p>56.7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4616" calcext:value-type="float">
            <text:p>56.7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8144" calcext:value-type="float">
            <text:p>56.7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7768" calcext:value-type="float">
            <text:p>56.8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3968" calcext:value-type="float">
            <text:p>56.8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7288" calcext:value-type="float">
            <text:p>56.7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8728" calcext:value-type="float">
            <text:p>56.8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8832" calcext:value-type="float">
            <text:p>56.9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14" calcext:value-type="float">
            <text:p>56.9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284" calcext:value-type="float">
            <text:p>57.0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9792" calcext:value-type="float">
            <text:p>57.0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2088" calcext:value-type="float">
            <text:p>57.0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1816" calcext:value-type="float">
            <text:p>57.2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9456" calcext:value-type="float">
            <text:p>57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9288" calcext:value-type="float">
            <text:p>57.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4696" calcext:value-type="float">
            <text:p>57.3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0496" calcext:value-type="float">
            <text:p>58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0896" calcext:value-type="float">
            <text:p>57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5072" calcext:value-type="float">
            <text:p>57.3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4696" calcext:value-type="float">
            <text:p>57.3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0752" calcext:value-type="float">
            <text:p>57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2088" calcext:value-type="float">
            <text:p>57.0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4384" calcext:value-type="float">
            <text:p>57.1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9352" calcext:value-type="float">
            <text:p>57.2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3672" calcext:value-type="float">
            <text:p>57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6448" calcext:value-type="float">
            <text:p>57.6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436" calcext:value-type="float">
            <text:p>57.7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5336" calcext:value-type="float">
            <text:p>58.6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5648" calcext:value-type="float">
            <text:p>58.9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9" calcext:value-type="float">
            <text:p>60.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6824" calcext:value-type="float">
            <text:p>61.4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6928" calcext:value-type="float">
            <text:p>61.5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436" calcext:value-type="float">
            <text:p>61.5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0232" calcext:value-type="float">
            <text:p>60.5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5408" calcext:value-type="float">
            <text:p>60.7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724" calcext:value-type="float">
            <text:p>61.7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2272" calcext:value-type="float">
            <text:p>61.6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2752" calcext:value-type="float">
            <text:p>61.6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1584" calcext:value-type="float">
            <text:p>57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8432" calcext:value-type="float">
            <text:p>61.3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1272" calcext:value-type="float">
            <text:p>61.2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5576" calcext:value-type="float">
            <text:p>60.6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9256" calcext:value-type="float">
            <text:p>59.5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3248" calcext:value-type="float">
            <text:p>58.7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472" calcext:value-type="float">
            <text:p>59.4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8848" calcext:value-type="float">
            <text:p>61.6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6048" calcext:value-type="float">
            <text:p>62.1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6152" calcext:value-type="float">
            <text:p>62.1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8408" calcext:value-type="float">
            <text:p>61.9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436" calcext:value-type="float">
            <text:p>61.5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3752" calcext:value-type="float">
            <text:p>62.0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4984" calcext:value-type="float">
            <text:p>61.9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1456" calcext:value-type="float">
            <text:p>61.9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964" calcext:value-type="float">
            <text:p>61.8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6968" calcext:value-type="float">
            <text:p>61.8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6824" calcext:value-type="float">
            <text:p>61.4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1624" calcext:value-type="float">
            <text:p>61.7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9728" calcext:value-type="float">
            <text:p>61.0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1688" calcext:value-type="float">
            <text:p>61.5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5592" calcext:value-type="float">
            <text:p>61.5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34" calcext:value-type="float">
            <text:p>61.4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244" calcext:value-type="float">
            <text:p>61.4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5008" calcext:value-type="float">
            <text:p>61.4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3336" calcext:value-type="float">
            <text:p>61.7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8936" calcext:value-type="float">
            <text:p>60.8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76" calcext:value-type="float">
            <text:p>60.9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5824" calcext:value-type="float">
            <text:p>61.0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4256" calcext:value-type="float">
            <text:p>61.4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9976" calcext:value-type="float">
            <text:p>61.5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7472" calcext:value-type="float">
            <text:p>61.3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6496" calcext:value-type="float">
            <text:p>60.3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976" calcext:value-type="float">
            <text:p>61.1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5824" calcext:value-type="float">
            <text:p>61.0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908" calcext:value-type="float">
            <text:p>61.2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256" calcext:value-type="float">
            <text:p>60.3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972" calcext:value-type="float">
            <text:p>58.7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9456" calcext:value-type="float">
            <text:p>57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388" calcext:value-type="float">
            <text:p>57.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564" calcext:value-type="float">
            <text:p>56.5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0024" calcext:value-type="float">
            <text:p>56.5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7464" calcext:value-type="float">
            <text:p>55.1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3352" calcext:value-type="float">
            <text:p>55.0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1848" calcext:value-type="float">
            <text:p>55.1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0992" calcext:value-type="float">
            <text:p>55.1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9704" calcext:value-type="float">
            <text:p>57.8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548" calcext:value-type="float">
            <text:p>55.2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6608" calcext:value-type="float">
            <text:p>55.1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0096" calcext:value-type="float">
            <text:p>54.8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9344" calcext:value-type="float">
            <text:p>54.9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5544" calcext:value-type="float">
            <text:p>55.0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7944" calcext:value-type="float">
            <text:p>55.1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7696" calcext:value-type="float">
            <text:p>54.7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4272" calcext:value-type="float">
            <text:p>54.7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0432" calcext:value-type="float">
            <text:p>54.5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5568" calcext:value-type="float">
            <text:p>54.4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8656" calcext:value-type="float">
            <text:p>54.7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5608" calcext:value-type="float">
            <text:p>54.7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2936" calcext:value-type="float">
            <text:p>54.7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2936" calcext:value-type="float">
            <text:p>54.7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4272" calcext:value-type="float">
            <text:p>54.7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4272" calcext:value-type="float">
            <text:p>54.7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6088" calcext:value-type="float">
            <text:p>54.8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7696" calcext:value-type="float">
            <text:p>54.7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6464" calcext:value-type="float">
            <text:p>54.7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6088" calcext:value-type="float">
            <text:p>54.8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78" calcext:value-type="float">
            <text:p>54.7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0368" calcext:value-type="float">
            <text:p>54.7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0848" calcext:value-type="float">
            <text:p>54.7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8384" calcext:value-type="float">
            <text:p>54.8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6192" calcext:value-type="float">
            <text:p>54.8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2768" calcext:value-type="float">
            <text:p>54.9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2768" calcext:value-type="float">
            <text:p>54.9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3144" calcext:value-type="float">
            <text:p>54.8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9992" calcext:value-type="float">
            <text:p>54.7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0848" calcext:value-type="float">
            <text:p>54.7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7528" calcext:value-type="float">
            <text:p>54.8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3624" calcext:value-type="float">
            <text:p>54.9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3896" calcext:value-type="float">
            <text:p>54.7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0472" calcext:value-type="float">
            <text:p>54.8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5816" calcext:value-type="float">
            <text:p>54.9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4584" calcext:value-type="float">
            <text:p>54.9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5064" calcext:value-type="float">
            <text:p>54.9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3352" calcext:value-type="float">
            <text:p>55.0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2872" calcext:value-type="float">
            <text:p>54.9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5064" calcext:value-type="float">
            <text:p>54.9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5064" calcext:value-type="float">
            <text:p>54.9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8488" calcext:value-type="float">
            <text:p>54.9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1536" calcext:value-type="float">
            <text:p>54.9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5544" calcext:value-type="float">
            <text:p>55.0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1368" calcext:value-type="float">
            <text:p>55.1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8592" calcext:value-type="float">
            <text:p>55.0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6024" calcext:value-type="float">
            <text:p>55.0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5168" calcext:value-type="float">
            <text:p>55.0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5272" calcext:value-type="float">
            <text:p>55.1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6232" calcext:value-type="float">
            <text:p>55.1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7568" calcext:value-type="float">
            <text:p>55.2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3664" calcext:value-type="float">
            <text:p>55.2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9384" calcext:value-type="float">
            <text:p>55.2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4144" calcext:value-type="float">
            <text:p>55.2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6232" calcext:value-type="float">
            <text:p>55.1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9384" calcext:value-type="float">
            <text:p>55.2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6712" calcext:value-type="float">
            <text:p>55.2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1472" calcext:value-type="float">
            <text:p>55.2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7192" calcext:value-type="float">
            <text:p>55.2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9968" calcext:value-type="float">
            <text:p>55.3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4968" calcext:value-type="float">
            <text:p>57.2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0208" calcext:value-type="float">
            <text:p>57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58" calcext:value-type="float">
            <text:p>57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4488" calcext:value-type="float">
            <text:p>57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5304" calcext:value-type="float">
            <text:p>56.9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6552" calcext:value-type="float">
            <text:p>57.7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8432" calcext:value-type="float">
            <text:p>57.5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1416" calcext:value-type="float">
            <text:p>57.8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0728" calcext:value-type="float">
            <text:p>57.6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9768" calcext:value-type="float">
            <text:p>57.5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5784" calcext:value-type="float">
            <text:p>56.9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9664" calcext:value-type="float">
            <text:p>57.5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9144" calcext:value-type="float">
            <text:p>57.1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7304" calcext:value-type="float">
            <text:p>57.6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8808" calcext:value-type="float">
            <text:p>57.5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4008" calcext:value-type="float">
            <text:p>57.2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7096" calcext:value-type="float">
            <text:p>57.5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8328" calcext:value-type="float">
            <text:p>57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6056" calcext:value-type="float">
            <text:p>56.8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9792" calcext:value-type="float">
            <text:p>57.0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7432" calcext:value-type="float">
            <text:p>57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2568" calcext:value-type="float">
            <text:p>57.1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0648" calcext:value-type="float">
            <text:p>57.0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6432" calcext:value-type="float">
            <text:p>56.7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4248" calcext:value-type="float">
            <text:p>55.3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3288" calcext:value-type="float">
            <text:p>55.2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4416" calcext:value-type="float">
            <text:p>55.1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3184" calcext:value-type="float">
            <text:p>55.1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3184" calcext:value-type="float">
            <text:p>55.1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1848" calcext:value-type="float">
            <text:p>55.1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6712" calcext:value-type="float">
            <text:p>55.2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048" calcext:value-type="float">
            <text:p>55.2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5488" calcext:value-type="float">
            <text:p>57.6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5712" calcext:value-type="float">
            <text:p>58.6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1328" calcext:value-type="float">
            <text:p>58.6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9888" calcext:value-type="float">
            <text:p>58.5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5984" calcext:value-type="float">
            <text:p>58.5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1976" calcext:value-type="float">
            <text:p>58.4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7952" calcext:value-type="float">
            <text:p>57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4584" calcext:value-type="float">
            <text:p>54.9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2016" calcext:value-type="float">
            <text:p>54.9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5544" calcext:value-type="float">
            <text:p>55.0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8968" calcext:value-type="float">
            <text:p>54.9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8968" calcext:value-type="float">
            <text:p>54.9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6128" calcext:value-type="float">
            <text:p>55.1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6504" calcext:value-type="float">
            <text:p>55.0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0136" calcext:value-type="float">
            <text:p>55.1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6608" calcext:value-type="float">
            <text:p>55.1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3184" calcext:value-type="float">
            <text:p>55.1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548" calcext:value-type="float">
            <text:p>55.2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0344" calcext:value-type="float">
            <text:p>55.3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0344" calcext:value-type="float">
            <text:p>55.3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7688" calcext:value-type="float">
            <text:p>56.1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8312" calcext:value-type="float">
            <text:p>56.5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9112" calcext:value-type="float">
            <text:p>62.9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7968" calcext:value-type="float">
            <text:p>62.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9384" calcext:value-type="float">
            <text:p>62.8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308" calcext:value-type="float">
            <text:p>62.7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9824" calcext:value-type="float">
            <text:p>62.5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9928" calcext:value-type="float">
            <text:p>62.6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4008" calcext:value-type="float">
            <text:p>61.0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9056" calcext:value-type="float">
            <text:p>57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0504" calcext:value-type="float">
            <text:p>56.6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8328" calcext:value-type="float">
            <text:p>57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14" calcext:value-type="float">
            <text:p>56.9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4344" calcext:value-type="float">
            <text:p>60.6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8528" calcext:value-type="float">
            <text:p>62.8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332" calcext:value-type="float">
            <text:p>57.0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0272" calcext:value-type="float">
            <text:p>57.0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1608" calcext:value-type="float">
            <text:p>57.0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5992" calcext:value-type="float">
            <text:p>57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5784" calcext:value-type="float">
            <text:p>56.9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9416" calcext:value-type="float">
            <text:p>57.0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9512" calcext:value-type="float">
            <text:p>58.5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5992" calcext:value-type="float">
            <text:p>57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6848" calcext:value-type="float">
            <text:p>57.0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4864" calcext:value-type="float">
            <text:p>57.2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3216" calcext:value-type="float">
            <text:p>56.9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5304" calcext:value-type="float">
            <text:p>56.9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6848" calcext:value-type="float">
            <text:p>57.0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4864" calcext:value-type="float">
            <text:p>57.2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0104" calcext:value-type="float">
            <text:p>57.2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5928" calcext:value-type="float">
            <text:p>57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9184" calcext:value-type="float">
            <text:p>57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5424" calcext:value-type="float">
            <text:p>57.8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3392" calcext:value-type="float">
            <text:p>59.1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028" calcext:value-type="float">
            <text:p>59.3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6064" calcext:value-type="float">
            <text:p>59.1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5648" calcext:value-type="float">
            <text:p>58.9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8552" calcext:value-type="float">
            <text:p>58.5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1056" calcext:value-type="float">
            <text:p>58.7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472" calcext:value-type="float">
            <text:p>59.4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028" calcext:value-type="float">
            <text:p>59.3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9864" calcext:value-type="float">
            <text:p>59.1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2408" calcext:value-type="float">
            <text:p>59.6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3976" calcext:value-type="float">
            <text:p>63.0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7176" calcext:value-type="float">
            <text:p>65.7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964" calcext:value-type="float">
            <text:p>65.6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4008" calcext:value-type="float">
            <text:p>64.8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4616" calcext:value-type="float">
            <text:p>64.3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9648" calcext:value-type="float">
            <text:p>64.2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9376" calcext:value-type="float">
            <text:p>64.3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428" calcext:value-type="float">
            <text:p>64.7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6136" calcext:value-type="float">
            <text:p>65.0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6616" calcext:value-type="float">
            <text:p>65.1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0496" calcext:value-type="float">
            <text:p>65.6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0704" calcext:value-type="float">
            <text:p>65.8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8744" calcext:value-type="float">
            <text:p>65.3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7384" calcext:value-type="float">
            <text:p>65.9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8448" calcext:value-type="float">
            <text:p>66.0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8552" calcext:value-type="float">
            <text:p>66.1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0976" calcext:value-type="float">
            <text:p>65.7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0936" calcext:value-type="float">
            <text:p>65.4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1144" calcext:value-type="float">
            <text:p>65.5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0496" calcext:value-type="float">
            <text:p>65.6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0056" calcext:value-type="float">
            <text:p>65.9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7384" calcext:value-type="float">
            <text:p>65.9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6448" calcext:value-type="float">
            <text:p>65.3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1728" calcext:value-type="float">
            <text:p>61.8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7648" calcext:value-type="float">
            <text:p>63.4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8496" calcext:value-type="float">
            <text:p>64.9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8768" calcext:value-type="float">
            <text:p>64.8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232" calcext:value-type="float">
            <text:p>64.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0112" calcext:value-type="float">
            <text:p>63.3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8264" calcext:value-type="float">
            <text:p>61.5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3312" calcext:value-type="float">
            <text:p>58.5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8416" calcext:value-type="float">
            <text:p>60.4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5" calcext:value-type="float">
            <text:p>62.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1224" calcext:value-type="float">
            <text:p>62.3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3104" calcext:value-type="float">
            <text:p>62.1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8544" calcext:value-type="float">
            <text:p>63.7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0312" calcext:value-type="float">
            <text:p>64.9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2032" calcext:value-type="float">
            <text:p>63.5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9136" calcext:value-type="float">
            <text:p>62.4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628" calcext:value-type="float">
            <text:p>61.6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1928" calcext:value-type="float">
            <text:p>59.6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7904" calcext:value-type="float">
            <text:p>62.4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0696" calcext:value-type="float">
            <text:p>63.4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3968" calcext:value-type="float">
            <text:p>60.7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8632" calcext:value-type="float">
            <text:p>59.1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5104" calcext:value-type="float">
            <text:p>59.1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8624" calcext:value-type="float">
            <text:p>60.6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0336" calcext:value-type="float">
            <text:p>60.6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0368" calcext:value-type="float">
            <text:p>58.5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1056" calcext:value-type="float">
            <text:p>54.9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1912" calcext:value-type="float">
            <text:p>54.9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8112" calcext:value-type="float">
            <text:p>54.9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7192" calcext:value-type="float">
            <text:p>55.2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7952" calcext:value-type="float">
            <text:p>57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2032" calcext:value-type="float">
            <text:p>59.6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6152" calcext:value-type="float">
            <text:p>62.1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8968" calcext:value-type="float">
            <text:p>62.6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932" calcext:value-type="float">
            <text:p>63.1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5088" calcext:value-type="float">
            <text:p>62.0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3568" calcext:value-type="float">
            <text:p>57.5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0224" calcext:value-type="float">
            <text:p>54.3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2896" calcext:value-type="float">
            <text:p>54.4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0704" calcext:value-type="float">
            <text:p>54.4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7928" calcext:value-type="float">
            <text:p>54.2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9744" calcext:value-type="float">
            <text:p>54.3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4984" calcext:value-type="float">
            <text:p>54.3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0704" calcext:value-type="float">
            <text:p>54.4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2416" calcext:value-type="float">
            <text:p>54.3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2416" calcext:value-type="float">
            <text:p>54.3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2792" calcext:value-type="float">
            <text:p>54.3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8032" calcext:value-type="float">
            <text:p>54.3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204" calcext:value-type="float">
            <text:p>54.4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4232" calcext:value-type="float">
            <text:p>54.4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3752" calcext:value-type="float">
            <text:p>54.4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8512" calcext:value-type="float">
            <text:p>54.3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3" calcext:value-type="float">
            <text:p>54.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8136" calcext:value-type="float">
            <text:p>54.4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3" calcext:value-type="float">
            <text:p>54.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1288" calcext:value-type="float">
            <text:p>54.5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9952" calcext:value-type="float">
            <text:p>54.4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0432" calcext:value-type="float">
            <text:p>54.5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6424" calcext:value-type="float">
            <text:p>54.4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4712" calcext:value-type="float">
            <text:p>54.4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7864" calcext:value-type="float">
            <text:p>54.5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828" calcext:value-type="float">
            <text:p>54.8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3416" calcext:value-type="float">
            <text:p>54.7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7424" calcext:value-type="float">
            <text:p>54.8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2184" calcext:value-type="float">
            <text:p>54.8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6672" calcext:value-type="float">
            <text:p>54.9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5816" calcext:value-type="float">
            <text:p>54.9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3624" calcext:value-type="float">
            <text:p>54.9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6568" calcext:value-type="float">
            <text:p>54.8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9992" calcext:value-type="float">
            <text:p>54.7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6672" calcext:value-type="float">
            <text:p>54.9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8968" calcext:value-type="float">
            <text:p>54.9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3728" calcext:value-type="float">
            <text:p>54.9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7632" calcext:value-type="float">
            <text:p>54.9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2768" calcext:value-type="float">
            <text:p>54.9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6776" calcext:value-type="float">
            <text:p>54.9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0032" calcext:value-type="float">
            <text:p>55.1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8968" calcext:value-type="float">
            <text:p>54.9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0512" calcext:value-type="float">
            <text:p>55.1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6608" calcext:value-type="float">
            <text:p>55.1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4248" calcext:value-type="float">
            <text:p>55.3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0512" calcext:value-type="float">
            <text:p>55.1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0992" calcext:value-type="float">
            <text:p>55.1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6336" calcext:value-type="float">
            <text:p>55.2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692" calcext:value-type="float">
            <text:p>55.3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4248" calcext:value-type="float">
            <text:p>55.3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3016" calcext:value-type="float">
            <text:p>55.3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5888" calcext:value-type="float">
            <text:p>57.0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1248" calcext:value-type="float">
            <text:p>57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3696" calcext:value-type="float">
            <text:p>57.0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3928" calcext:value-type="float">
            <text:p>56.5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2216" calcext:value-type="float">
            <text:p>56.5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9648" calcext:value-type="float">
            <text:p>56.6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8936" calcext:value-type="float">
            <text:p>57.0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8728" calcext:value-type="float">
            <text:p>56.8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7288" calcext:value-type="float">
            <text:p>56.7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008" calcext:value-type="float">
            <text:p>56.8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3968" calcext:value-type="float">
            <text:p>56.8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2296" calcext:value-type="float">
            <text:p>57.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6408" calcext:value-type="float">
            <text:p>61.1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0416" calcext:value-type="float">
            <text:p>61.2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8328" calcext:value-type="float">
            <text:p>61.2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6136" calcext:value-type="float">
            <text:p>61.2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6824" calcext:value-type="float">
            <text:p>61.4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8744" calcext:value-type="float">
            <text:p>61.5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7096" calcext:value-type="float">
            <text:p>61.3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2272" calcext:value-type="float">
            <text:p>61.6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0768" calcext:value-type="float">
            <text:p>61.7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1624" calcext:value-type="float">
            <text:p>61.7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8992" calcext:value-type="float">
            <text:p>62.0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1952" calcext:value-type="float">
            <text:p>62.8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4752" calcext:value-type="float">
            <text:p>62.4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0368" calcext:value-type="float">
            <text:p>62.3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3728" calcext:value-type="float">
            <text:p>62.5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5296" calcext:value-type="float">
            <text:p>62.1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3456" calcext:value-type="float">
            <text:p>62.7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5272" calcext:value-type="float">
            <text:p>62.7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9864" calcext:value-type="float">
            <text:p>62.9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9312" calcext:value-type="float">
            <text:p>64.5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1184" calcext:value-type="float">
            <text:p>65.8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8032" calcext:value-type="float">
            <text:p>65.7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8512" calcext:value-type="float">
            <text:p>65.8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112" calcext:value-type="float">
            <text:p>66.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3416" calcext:value-type="float">
            <text:p>66.1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9888" calcext:value-type="float">
            <text:p>66.1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0056" calcext:value-type="float">
            <text:p>65.9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7384" calcext:value-type="float">
            <text:p>65.9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588" calcext:value-type="float">
            <text:p>66.0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8472" calcext:value-type="float">
            <text:p>65.4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8808" calcext:value-type="float">
            <text:p>65.1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3296" calcext:value-type="float">
            <text:p>65.2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2104" calcext:value-type="float">
            <text:p>65.6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8784" calcext:value-type="float">
            <text:p>65.7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3272" calcext:value-type="float">
            <text:p>65.8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2144" calcext:value-type="float">
            <text:p>65.9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5568" calcext:value-type="float">
            <text:p>65.8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4712" calcext:value-type="float">
            <text:p>65.8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5568" calcext:value-type="float">
            <text:p>65.8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1456" calcext:value-type="float">
            <text:p>65.7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7552" calcext:value-type="float">
            <text:p>65.7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2376" calcext:value-type="float">
            <text:p>65.4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9184" calcext:value-type="float">
            <text:p>65.0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4048" calcext:value-type="float">
            <text:p>65.1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5656" calcext:value-type="float">
            <text:p>65.0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336" calcext:value-type="float">
            <text:p>64.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4864" calcext:value-type="float">
            <text:p>64.8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1208" calcext:value-type="float">
            <text:p>65.2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5888" calcext:value-type="float">
            <text:p>64.6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8496" calcext:value-type="float">
            <text:p>64.9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956" calcext:value-type="float">
            <text:p>65.0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9832" calcext:value-type="float">
            <text:p>64.9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7976" calcext:value-type="float">
            <text:p>64.5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4328" calcext:value-type="float">
            <text:p>63.5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376" calcext:value-type="float">
            <text:p>64.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6816" calcext:value-type="float">
            <text:p>62.9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7016" calcext:value-type="float">
            <text:p>64.5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492" calcext:value-type="float">
            <text:p>62.2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0776" calcext:value-type="float">
            <text:p>60.3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588" calcext:value-type="float">
            <text:p>62.2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804" calcext:value-type="float">
            <text:p>64.3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2304" calcext:value-type="float">
            <text:p>63.3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8752" calcext:value-type="float">
            <text:p>63.9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3208" calcext:value-type="float">
            <text:p>62.2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6168" calcext:value-type="float">
            <text:p>63.0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8832" calcext:value-type="float">
            <text:p>56.9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7664" calcext:value-type="float">
            <text:p>56.7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5232" calcext:value-type="float">
            <text:p>54.8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912" calcext:value-type="float">
            <text:p>56.8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3928" calcext:value-type="float">
            <text:p>56.5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5616" calcext:value-type="float">
            <text:p>57.1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6776" calcext:value-type="float">
            <text:p>58.7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14" calcext:value-type="float">
            <text:p>60.7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376" calcext:value-type="float">
            <text:p>60.5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1232" calcext:value-type="float">
            <text:p>57.1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8976" calcext:value-type="float">
            <text:p>57.3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7048" calcext:value-type="float">
            <text:p>54.8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008" calcext:value-type="float">
            <text:p>56.8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9056" calcext:value-type="float">
            <text:p>54.1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5712" calcext:value-type="float">
            <text:p>54.8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9344" calcext:value-type="float">
            <text:p>58.7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5928" calcext:value-type="float">
            <text:p>57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3416" calcext:value-type="float">
            <text:p>54.7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1104" calcext:value-type="float">
            <text:p>53.7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056" calcext:value-type="float">
            <text:p>53.7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2272" calcext:value-type="float">
            <text:p>53.9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2272" calcext:value-type="float">
            <text:p>53.9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8576" calcext:value-type="float">
            <text:p>54.1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0016" calcext:value-type="float">
            <text:p>54.2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0016" calcext:value-type="float">
            <text:p>54.2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1728" calcext:value-type="float">
            <text:p>54.2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1832" calcext:value-type="float">
            <text:p>54.2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4504" calcext:value-type="float">
            <text:p>54.3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2792" calcext:value-type="float">
            <text:p>54.3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06" calcext:value-type="float">
            <text:p>54.3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4128" calcext:value-type="float">
            <text:p>54.3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3272" calcext:value-type="float">
            <text:p>54.3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2416" calcext:value-type="float">
            <text:p>54.3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156" calcext:value-type="float">
            <text:p>54.3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0224" calcext:value-type="float">
            <text:p>54.3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2792" calcext:value-type="float">
            <text:p>54.3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7176" calcext:value-type="float">
            <text:p>54.3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7176" calcext:value-type="float">
            <text:p>54.3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9744" calcext:value-type="float">
            <text:p>54.3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5088" calcext:value-type="float">
            <text:p>54.4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0432" calcext:value-type="float">
            <text:p>54.5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1768" calcext:value-type="float">
            <text:p>54.5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7176" calcext:value-type="float">
            <text:p>54.3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1184" calcext:value-type="float">
            <text:p>54.4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7864" calcext:value-type="float">
            <text:p>54.5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9096" calcext:value-type="float">
            <text:p>54.4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0328" calcext:value-type="float">
            <text:p>54.4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9952" calcext:value-type="float">
            <text:p>54.4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7864" calcext:value-type="float">
            <text:p>54.5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5672" calcext:value-type="float">
            <text:p>54.5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8344" calcext:value-type="float">
            <text:p>54.5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444" calcext:value-type="float">
            <text:p>54.5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4272" calcext:value-type="float">
            <text:p>54.7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8656" calcext:value-type="float">
            <text:p>54.7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5608" calcext:value-type="float">
            <text:p>54.7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6944" calcext:value-type="float">
            <text:p>54.7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0368" calcext:value-type="float">
            <text:p>54.7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0472" calcext:value-type="float">
            <text:p>54.8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7424" calcext:value-type="float">
            <text:p>54.8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0952" calcext:value-type="float">
            <text:p>56.54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8802857143" calcext:value-type="float">
            <text:p>57.55288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45322857143" calcext:value-type="float">
            <text:p>57.05453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28135172414" calcext:value-type="float">
            <text:p>62.502813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52419310345" calcext:value-type="float">
            <text:p>61.805241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2898" calcext:value-type="float">
            <text:p>58.492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12855172414" calcext:value-type="float">
            <text:p>55.61128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37994285714" calcext:value-type="float">
            <text:p>56.63379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1853793103" calcext:value-type="float">
            <text:p>54.534185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97653333333" calcext:value-type="float">
            <text:p>54.67976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61486896552" calcext:value-type="float">
            <text:p>54.766148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25148387097" calcext:value-type="float">
            <text:p>54.0425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886" calcext:value-type="float">
            <text:p>54.37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8492903226" calcext:value-type="float">
            <text:p>54.70284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504" calcext:value-type="float">
            <text:p>56.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09538064516" calcext:value-type="float">
            <text:p>57.4809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8172903226" calcext:value-type="float">
            <text:p>59.7808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272" calcext:value-type="float">
            <text:p>54.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90784516129" calcext:value-type="float">
            <text:p>54.6190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5648" calcext:value-type="float">
            <text:p>53.76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71189677419" calcext:value-type="float">
            <text:p>53.8371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49045714286" calcext:value-type="float">
            <text:p>54.15490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0936774193" calcext:value-type="float">
            <text:p>54.114093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5064" calcext:value-type="float">
            <text:p>53.7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4558" calcext:value-type="float">
            <text:p>53.994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4652" calcext:value-type="float">
            <text:p>53.98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441015019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938" meta:object-count="0"/>
    <meta:user-defined meta:name="AppVersion">3.0</meta:user-defined>
  </office:meta>
</office:document-meta>
</file>